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text-properties fo:language="fr" fo:country="FR" style:language-asian="zxx" style:country-asian="none" style:language-complex="zxx" style:country-complex="none"/>
    </style:style>
    <style:style style:name="P3" style:family="paragraph" style:parent-style-name="Standard" style:list-style-name="L1">
      <style:text-properties fo:language="fr" fo:country="FR" style:language-asian="zxx" style:country-asian="none" style:language-complex="zxx" style:country-complex="none"/>
    </style:style>
    <style:style style:name="P4" style:family="paragraph" style:parent-style-name="Standard" style:list-style-name="L2">
      <style:text-properties fo:language="fr" fo:country="FR" style:language-asian="zxx" style:country-asian="none" style:language-complex="zxx" style:country-complex="none"/>
    </style:style>
    <style:style style:name="P5" style:family="paragraph" style:parent-style-name="Standard" style:list-style-name="L3">
      <style:text-properties fo:language="fr" fo:country="FR" style:language-asian="zxx" style:country-asian="none" style:language-complex="zxx" style:country-complex="none"/>
    </style:style>
    <style:style style:name="P6" style:family="paragraph" style:parent-style-name="Standard" style:list-style-name="L4">
      <style:text-properties fo:language="fr" fo:country="FR" style:language-asian="zxx" style:country-asian="none" style:language-complex="zxx" style:country-complex="none"/>
    </style:style>
    <style:style style:name="P7" style:family="paragraph" style:parent-style-name="Standard" style:list-style-name="L5">
      <style:text-properties fo:language="fr" fo:country="FR" style:language-asian="zxx" style:country-asian="none" style:language-complex="zxx" style:country-complex="none"/>
    </style:style>
    <style:style style:name="P8" style:family="paragraph" style:parent-style-name="Standard" style:list-style-name="L6">
      <style:text-properties fo:language="fr" fo:country="FR" style:language-asian="zxx" style:country-asian="none" style:language-complex="zxx" style:country-complex="none"/>
    </style:style>
    <style:style style:name="P9" style:family="paragraph" style:parent-style-name="Standard" style:list-style-name="L7">
      <style:text-properties fo:language="fr" fo:country="FR" style:language-asian="zxx" style:country-asian="none" style:language-complex="zxx" style:country-complex="none"/>
    </style:style>
    <style:style style:name="P10" style:family="paragraph" style:parent-style-name="Standard" style:list-style-name="L8">
      <style:text-properties fo:language="fr" fo:country="FR" style:language-asian="zxx" style:country-asian="none" style:language-complex="zxx" style:country-complex="none"/>
    </style:style>
    <style:style style:name="P11" style:family="paragraph" style:parent-style-name="Standard" style:list-style-name="L9">
      <style:text-properties fo:language="fr" fo:country="FR" style:language-asian="zxx" style:country-asian="none" style:language-complex="zxx" style:country-complex="none"/>
    </style:style>
    <style:style style:name="P12" style:family="paragraph" style:parent-style-name="Standard" style:list-style-name="L10">
      <style:text-properties fo:language="fr" fo:country="FR" style:language-asian="zxx" style:country-asian="none" style:language-complex="zxx" style:country-complex="none"/>
    </style:style>
    <style:style style:name="P13" style:family="paragraph" style:parent-style-name="Standard" style:list-style-name="L11">
      <style:text-properties fo:language="fr" fo:country="FR" style:language-asian="zxx" style:country-asian="none" style:language-complex="zxx" style:country-complex="none"/>
    </style:style>
    <style:style style:name="P14" style:family="paragraph" style:parent-style-name="Standard" style:list-style-name="L12">
      <style:text-properties fo:language="fr" fo:country="FR" style:language-asian="zxx" style:country-asian="none" style:language-complex="zxx" style:country-complex="none"/>
    </style:style>
    <style:style style:name="P15" style:family="paragraph" style:parent-style-name="Standard" style:list-style-name="L13">
      <style:text-properties fo:language="fr" fo:country="FR" style:language-asian="zxx" style:country-asian="none" style:language-complex="zxx" style:country-complex="none"/>
    </style:style>
    <style:style style:name="P16" style:family="paragraph" style:parent-style-name="Standard" style:list-style-name="L14">
      <style:text-properties fo:language="fr" fo:country="FR" style:language-asian="zxx" style:country-asian="none" style:language-complex="zxx" style:country-complex="none"/>
    </style:style>
    <style:style style:name="P17" style:family="paragraph" style:parent-style-name="Standard" style:list-style-name="L15">
      <style:text-properties fo:language="fr" fo:country="FR" style:language-asian="zxx" style:country-asian="none" style:language-complex="zxx" style:country-complex="none"/>
    </style:style>
    <style:style style:name="P18" style:family="paragraph" style:parent-style-name="Standard" style:list-style-name="L16">
      <style:text-properties fo:language="fr" fo:country="FR" style:language-asian="zxx" style:country-asian="none" style:language-complex="zxx" style:country-complex="none"/>
    </style:style>
    <style:style style:name="P19" style:family="paragraph" style:parent-style-name="Standard" style:list-style-name="L17">
      <style:text-properties fo:language="fr" fo:country="FR" style:language-asian="zxx" style:country-asian="none" style:language-complex="zxx" style:country-complex="none"/>
    </style:style>
    <style:style style:name="P20" style:family="paragraph" style:parent-style-name="Standard" style:list-style-name="L18">
      <style:text-properties fo:language="fr" fo:country="FR" style:language-asian="zxx" style:country-asian="none" style:language-complex="zxx" style:country-complex="none"/>
    </style:style>
    <style:style style:name="P21" style:family="paragraph" style:parent-style-name="Standard" style:list-style-name="L19">
      <style:text-properties fo:language="fr" fo:country="FR" style:language-asian="zxx" style:country-asian="none" style:language-complex="zxx" style:country-complex="none"/>
    </style:style>
    <style:style style:name="P22" style:family="paragraph" style:parent-style-name="Standard" style:list-style-name="L20">
      <style:text-properties fo:language="fr" fo:country="FR" style:language-asian="zxx" style:country-asian="none" style:language-complex="zxx" style:country-complex="none"/>
    </style:style>
    <style:style style:name="P23" style:family="paragraph" style:parent-style-name="Standard" style:list-style-name="L21">
      <style:text-properties fo:language="fr" fo:country="FR" style:language-asian="zxx" style:country-asian="none" style:language-complex="zxx" style:country-complex="none"/>
    </style:style>
    <style:style style:name="P24" style:family="paragraph" style:parent-style-name="Standard" style:list-style-name="L22">
      <style:text-properties fo:language="fr" fo:country="FR" style:language-asian="zxx" style:country-asian="none" style:language-complex="zxx" style:country-complex="none"/>
    </style:style>
    <style:style style:name="P25" style:family="paragraph" style:parent-style-name="Standard" style:list-style-name="L23">
      <style:text-properties fo:language="fr" fo:country="FR" style:language-asian="zxx" style:country-asian="none" style:language-complex="zxx" style:country-complex="none"/>
    </style:style>
    <style:style style:name="P26" style:family="paragraph" style:parent-style-name="Standard" style:list-style-name="L24">
      <style:text-properties fo:language="fr" fo:country="FR" style:language-asian="zxx" style:country-asian="none" style:language-complex="zxx" style:country-complex="none"/>
    </style:style>
    <style:style style:name="P27" style:family="paragraph" style:parent-style-name="Standard" style:list-style-name="L25">
      <style:text-properties fo:language="fr" fo:country="FR"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3897737358025357273"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3499924745422960156"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7398775382298030711"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5464329970096061333" text:style-name="L4">
        <text:list-item>
          <text:p text:style-name="P6">Je suis complétement mort, je sens plus mes orteils, même pas je boot l'ordie.</text:p>
        </text:list-item>
      </text:list>
      <text:p text:style-name="P1"/>
      <text:p text:style-name="P1">Mercredi 25 Mai :</text:p>
      <text:list xml:id="list1250985732098626386"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4905836890392798496"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6342260421778026007"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6026240028322464294"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2154161764608890910"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5957562379933804383"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3051250884665989207"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8792838840856585622"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7648116326426673093"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8267719835564295948"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2711710461627789266"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7450293968662643484"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5581920015748398364"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1695242285894488970"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Mai :</text:p>
      <text:list xml:id="list6133474004782242498"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426443259056120738" text:style-name="L20">
        <text:list-item>
          <text:p text:style-name="P22">Sus ?</text:p>
        </text:list-item>
      </text:list>
      <text:p text:style-name="P1"/>
      <text:p text:style-name="P1">Vendredi 10 Mai :</text:p>
      <text:list xml:id="list1862797460747897060"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6652816551903727923"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3559836963721706346"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1061970811711701480"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1269924907232482220"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41503452" text:continue-list="list426443259056120738"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1499532" text:continue-numbering="true" text:style-name="L20">
        <text:list-item>
          <text:p text:style-name="P22">Mais quel chef d'oeuvre Engage, il me manque déjà</text:p>
        </text:list-item>
        <text:list-item>
          <text:p text:style-name="P22">Correction et mise à jour des scripts de magasins suite à une mise à jour de l'éditeur. Heureusement que j'avais pas fait grand chose encore</text:p>
        </text:list-item>
        <text:list-item>
          <text:p text:style-name="P22">QoL des magasins</text:p>
        </text:list-item>
        <text:list-item>
          <text:p text:style-name="P22">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2">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2">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2">J'ai écrit un bon tier, voir la moitié, des dialogues du deuxième Sanctuaire. C'est long et fatigant mais vachement plaisant à faire. -- Faut juste arriver à pas se contredire, et c'est pas toujours facile :pensive:</text:p>
        </text:list-item>
      </text:list>
      <text:p text:style-name="P1"/>
      <text:p text:style-name="P1">Mardi 24 Janvier</text:p>
      <text:list xml:id="list41498283" text:continue-numbering="true" text:style-name="L20">
        <text:list-item>
          <text:p text:style-name="P22">Fin de l'écriture des dialogues du Sanctuaire, j'ai officielement plus à continuer l'histoire pour la deuxième preview.</text:p>
        </text:list-item>
        <text:list-item>
          <text:p text:style-name="P22">Le deuxième Sanctuaire est placé et les bulles de dialogues ont été ajusté. Aucun bug à</text:p>
          <text:p text:style-name="P22">l'horizon pour le moment.</text:p>
        </text:list-item>
        <text:list-item>
          <text:p text:style-name="P22">J'ai commencé à rentrer des skills pour chaque personnage pour qu'on ait un peu de choix dans la preview quand même, mais ça va être très long.</text:p>
        </text:list-item>
        <text:list-item>
          <text:p text:style-name="P22">Faire ces skills c'est pas facile. J'ai aucune idée de la redondance que je m'autorise, et pour l'instant c'est carrément "aucune".</text:p>
        </text:list-item>
      </text:list>
      <text:p text:style-name="P1"><text:soft-page-break/>Mercredi 25 Janvier</text:p>
      <text:list xml:id="list41513269" text:continue-numbering="true" text:style-name="L20">
        <text:list-item>
          <text:p text:style-name="P22">Je continue d'entrer des skills dans l'engine, avec plus ou moins de succés en fonction de ma chance et mon imagination.</text:p>
        </text:list-item>
        <text:list-item>
          <text:p text:style-name="P22">Un grand succés a été de remarquer que tout ce que je faisais pour faire infliger des dégats brute ne fonctionnaient pas et faisait crasher le jeu. En reflechissant à une solution altérnative j'ai trouvé une façon de faire qui est exactement ce que je voulais faire à la base, alors que ma façon jusque là était une improvisation qui s'en approchait (true damage Shumbus)</text:p>
        </text:list-item>
        <text:list-item>
          <text:p text:style-name="P22">J'ai bien avancé, une petite dizaine de skills ajouté et testé dans le jeu. Ma compréhension de la machine s'affute petit à petit. Mais je commence à arriver au bout des idées que j'ai eu, et c'est pas encore suffisant. Théoriquement une unité va apprendre jusqu'à 6 skills, +1 au class up. J'aimerais que les joueurs aient le choix entre au moins 10 skill à mesure que le personnage progresse. J'ai clairement pas encore 12 skills par perso en comptant le skill personnel. Les personnages qui en ont le plus en ont 3 pour le moment, ce qui suffit pour la première sortie. Mais ce n'est pas encore le cas de tous.</text:p>
        </text:list-item>
        <text:list-item>
          <text:p text:style-name="P22">Pas beaucoup d'anecdote mis à part que je sais absolument pas quoi faire de Shumbus de ce coté. J'ai épuisé toute son utilité in-lore en 2 skills et j'me retrouve comme un con devant elle à me demander comment la rendre utilisable.</text:p>
        </text:list-item>
      </text:list>
      <text:p text:style-name="P1"/>
      <text:p text:style-name="P1">Jeudi 26 Janvier</text:p>
      <text:list xml:id="list41501590" text:continue-numbering="true" text:style-name="L20">
        <text:list-item>
          <text:p text:style-name="P22">Encore une session passé à reflechir à et faire des skills pour les unités. 5 aujourd'hui.</text:p>
        </text:list-item>
        <text:list-item>
          <text:p text:style-name="P22">Ce sont les skills qui sont largement les moins flashy mais aussi les plus complexe à faire que j'ai taclé aujourd'hui. Encore une fois je comprends mieux et j'ai pu mettre à jour d'autres skills qui me laissaient un goût amer.</text:p>
        </text:list-item>
        <text:list-item>
          <text:p text:style-name="P22">Toute les unités ont 2 skills à choisir pour le moment (sauf Shumbus qui n'en a qu'un). Je vais commencer les tests ainsi que les vérifications (incluant l'ajout de musique) avant d'aller plus loin. 2 c'est pas si mal, et je suis de toute façon arrivé à cours d'idée pour le moment.</text:p>
          <text:p text:style-name="P22"/>
        </text:list-item>
      </text:list>
      <text:p text:style-name="P1">Lundi 30 Janvier</text:p>
      <text:list xml:id="list41481575" text:continue-numbering="true" text:style-name="L20">
        <text:list-item>
          <text:p text:style-name="P22">Correction des animations et de la palette de Volta. C'était l'avant dernier bug graphique connus à corriger.</text:p>
        </text:list-item>
        <text:list-item>
          <text:p text:style-name="P22">Shumbus a enfin une nouvelle compétence. J'ai décidé que, quand elle ne sera pas occupée à soigner et à buff, elle sera occupé à débuff. On en fait le support au sens le plus général du terme. Rendre Shumbus extremement forte à un niveau général est même plutôt en phase avec son statue vis-à-vis du joueur donc c'est parfait</text:p>
        </text:list-item>
        <text:list-item>
          <text:p text:style-name="P22">et c'est tout... J'me suis perdu en route ok ?</text:p>
        </text:list-item>
      </text:list>
      <text:p text:style-name="P1"/>
      <text:p text:style-name="P1">Mercredi 1 Fevrier</text:p>
      <text:list xml:id="list41490506" text:continue-numbering="true" text:style-name="L20">
        <text:list-item>
          <text:p text:style-name="P22">Aujourd'hui on commence à travailler la partie la plus chiante, mais on la fait bien.</text:p>
        </text:list-item>
        <text:list-item>
          <text:p text:style-name="P22">Changement de l'animation des Wyvern, beaucoup plus jolie mais moins spectaculaire. Il fallait faire ce sacrifice parce que la dernière était vraiment laide...</text:p>
        </text:list-item>
        <text:list-item>
          <text:p text:style-name="P22">Changement des musiques déjà entrée pour les mettre à jour et tirer profit de la gestion des Boucle offerte par le logiciel. Je dois trouver et faire les boucles moi même, c'est loin d'être parfait, mais "pas mal" est suffisant je pense.</text:p>
        </text:list-item>
        <text:list-item>
          <text:p text:style-name="P22">En même temps que je fais la musique, je relis et corrige les dialogues au fur et à mesure. Ca me permet de savoir si la musique est adapté au contexte ou pas, et de pas me faire trop bacher lors du jeu.</text:p>
        </text:list-item>
      </text:list>
      <text:p text:style-name="P1"/>
      <text:p text:style-name="P1"/>
      <text:p text:style-name="P1"/>
      <text:p text:style-name="P1"/>
      <text:p text:style-name="P1"><text:soft-page-break/>Jeudi 2 Fevrier</text:p>
      <text:list xml:id="list41495820" text:continue-numbering="true" text:style-name="L20">
        <text:list-item>
          <text:p text:style-name="P22">Aujourd'hui j'ai trouvé un nouveau portrait pour Zobral. Il est plus vieux et plus agressif que l'ancien, et c'est tout ce dont j'avais besoin. J'ai dessiné la cicatrice et hop, dans la machine.</text:p>
        </text:list-item>
        <text:list-item>
          <text:p text:style-name="P22">J'ai trouvé beaucoup d'autre portrait aussi, qui seront utilisé dans les Sanctuaire. Plus de perso à écrire, plus de dialogue à lire.</text:p>
        </text:list-item>
        <text:list-item>
          <text:p text:style-name="P22">J'ai réglé des problèmes son dans les animations de Railoph, le coup qui partait trop tard. C'est beaucoup plus dynamique maintenant.</text:p>
        </text:list-item>
        <text:list-item>
          <text:p text:style-name="P22">J'ai ajouté 4 ou 5 morceaux d'OST, mais il me manque encore celles qui seront joué pendant les dialogues. C'est certainement celles qui me posent le plus de problèmes.</text:p>
        </text:list-item>
        <text:list-item>
          <text:p text:style-name="P22">Celles que j'ai rentré fonctionnent bien là où je les ai mise.</text:p>
        </text:list-item>
        <text:list-item>
          <text:p text:style-name="P22">J'ai eu l'occasion de refaire le tour des OSTs que j'avais déjà retenu, et je me souvenais pas que j'avais eu d'aussi bonnes idées. Les musiques les plus importantes de l'Acte 1 sont déjà prête !</text:p>
        </text:list-item>
        <text:list-item>
          <text:p text:style-name="P22">Test du chapitre 1, qui était complètement explosé. Les cinématiques fonctionnaient pas, le boss pouvait pas utiliser sa hache... Un peu la honte. Tout est réglé.</text:p>
        </text:list-item>
      </text:list>
      <text:p text:style-name="P1"/>
      <text:p text:style-name="P1">Lundi 6 Fevrier </text:p>
      <text:list xml:id="list41501496" text:continue-numbering="true" text:style-name="L20">
        <text:list-item>
          <text:p text:style-name="P22">Un skill de plus pour un personnage qui ne sera jouable que dans les 3 derniers chapitres. Ca c'est avoir ses priorités dans l'ordre.</text:p>
        </text:list-item>
        <text:list-item>
          <text:p text:style-name="P22">Un problème qui se pose quand je travaille la musique c'est que je peux pas en écouter. D'habitude j'écoute quelque chose quand j'écris et je code, mais quand je bosse la musique je peux pas puisqu'il faut que je l'écoute elle...</text:p>
        </text:list-item>
        <text:list-item>
          <text:p text:style-name="P22">Mes efforts avec git ont enfin trouvé justification. J'ai, sans faire exprès, effacé tout le fichier de dialogue du chapitre 5 jeudi dernier. J'ai pu le récupérer sans trop de problèmes.</text:p>
        </text:list-item>
        <text:list-item>
          <text:p text:style-name="P22">Le Prologue a toute sa musique, et le chapitre 1 aussi au passage !!</text:p>
        </text:list-item>
      </text:list>
      <text:p text:style-name="P1"/>
      <text:p text:style-name="P1">Mardi 7 Février</text:p>
      <text:list xml:id="list41508186" text:continue-numbering="true" text:style-name="L20">
        <text:list-item>
          <text:p text:style-name="P22">Je viens de perdre une heure de boulot parce que j'ai nommé un fichier avec un '':'' et que windows a pas aimé ça au moment de la sauvegarde auto. Il a tellement pas aimé ça qu'il a tout fait exploser, l'éditeur a même pas eu le temps de faire de backup...</text:p>
        </text:list-item>
        <text:list-item>
          <text:p text:style-name="P22">Je vais essayer de noter ce que j'ai fait pendant cette heure ci et revenir plus tard... edit : OH SA MERE C'EST LONG UNE HEURE, BORDEL DE MERDE</text:p>
        </text:list-item>
        <text:list-item>
          <text:p text:style-name="P22">« Eugneugneu, si tu l'as déjà fait c'est plus simple » C'EST PAS UNE QUESTION DE DIFFICULTE MAIS C'EST QUE C'EST LONG.</text:p>
        </text:list-item>
        <text:list-item>
          <text:p text:style-name="P22">Fautes de frappes, skills, dialogues, zone de trigger dans les chapitres... J'ai tout perdu.</text:p>
        </text:list-item>
        <text:list-item>
          <text:p text:style-name="P22">Allez, liste terminé. On verra ce soir c'est bon.</text:p>
        </text:list-item>
        <text:list-item>
          <text:p text:style-name="P22">Bon bah en repassant j'ai remarqué beaucoup de fautes de code. Je les ai consigné et j'ai rattrapé la plupart des choses que j'ai perdu pendant l'accident du double point</text:p>
        </text:list-item>
      </text:list>
      <text:p text:style-name="P1">Mercredi 8 Février</text:p>
      <text:list xml:id="list41495346" text:continue-numbering="true" text:style-name="L20">
        <text:list-item>
          <text:p text:style-name="P22">J'ai fini de rattrapé l'heure perdu d'hier. Et comme à chaque fois qu'on refait quelque chose pour la deuxième fois : c'est vachement mieux que la deuxième.</text:p>
        </text:list-item>
        <text:list-item>
          <text:p text:style-name="P22">J'ai aussi fini de cocher toute les cases de ce que je comptais faire hier et aujourd'hui. Plutôt content de mon avancement d'aujourd'hui.</text:p>
        </text:list-item>
        <text:list-item>
          <text:p text:style-name="P22">Après avoir revérifié le scénario j'ai eu le plaisir de remarquer que j'ai oublié d'introduire 6 personnages dans le Sanctuaire. J'ai pu m'amuser à entrer leurs dialogues dans le premier. J'aime bien leurs design j'espère que ça sera le cas pour les joueurs auss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2-08T21:25:08.78</dc:date>
    <dc:creator>Alain Brazia</dc:creator>
    <meta:editing-duration>P1DT17H20M45S</meta:editing-duration>
    <meta:editing-cycles>59</meta:editing-cycles>
    <meta:generator>OpenOffice/4.1.5$Win32 OpenOffice.org_project/415m1$Build-9789</meta:generator>
    <meta:document-statistic meta:table-count="0" meta:image-count="0" meta:object-count="0" meta:page-count="10" meta:paragraph-count="208" meta:word-count="6141" meta:character-count="33824"/>
  </office:meta>
</office:document-meta>
</file>